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becf4" officeooo:paragraph-rsid="000becf4" style:font-weight-asian="normal" style:font-weight-complex="normal"/>
    </style:style>
    <style:style style:name="P2" style:family="paragraph" style:parent-style-name="Standard" style:list-style-name="L1">
      <style:text-properties officeooo:rsid="0001111d" officeooo:paragraph-rsid="0001111d"/>
    </style:style>
    <style:style style:name="P3" style:family="paragraph" style:parent-style-name="Standard" style:list-style-name="L1">
      <style:text-properties officeooo:rsid="0001111d" officeooo:paragraph-rsid="00025100"/>
    </style:style>
    <style:style style:name="P4" style:family="paragraph" style:parent-style-name="Standard">
      <style:text-properties officeooo:rsid="0001111d" officeooo:paragraph-rsid="0001111d"/>
    </style:style>
    <style:style style:name="P5" style:family="paragraph" style:parent-style-name="Standard" style:list-style-name="L1">
      <style:text-properties fo:font-weight="normal" officeooo:rsid="00029f04" officeooo:paragraph-rsid="00029f04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29f04" officeooo:paragraph-rsid="0004511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4511c" officeooo:paragraph-rsid="0004511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56735" officeooo:paragraph-rsid="00058e8d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592c7" officeooo:paragraph-rsid="000592c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8811d" officeooo:paragraph-rsid="0008811d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a31d2" officeooo:paragraph-rsid="000a31d2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becf4" officeooo:paragraph-rsid="000becf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ddae" officeooo:paragraph-rsid="000dddae" style:font-weight-asian="normal" style:font-weight-complex="normal"/>
    </style:style>
    <style:style style:name="P14" style:family="paragraph" style:parent-style-name="Standard">
      <style:text-properties fo:font-weight="normal" officeooo:rsid="000dddae" officeooo:paragraph-rsid="000dddae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1acc7" officeooo:paragraph-rsid="0011acc7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bf7c0" officeooo:paragraph-rsid="000bf7c0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0f357a" officeooo:paragraph-rsid="000f357a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53bb1" officeooo:paragraph-rsid="00153bb1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53bb1" officeooo:paragraph-rsid="0015ad03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1747f3" officeooo:paragraph-rsid="001747f3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8fcd0" officeooo:paragraph-rsid="0018fcd0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ac00c" officeooo:paragraph-rsid="001ac00c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bf798" officeooo:paragraph-rsid="001bf798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1ed074" officeooo:paragraph-rsid="001ed074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164ab" officeooo:paragraph-rsid="002164ab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22d5be" officeooo:paragraph-rsid="0022d5be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2305fb" officeooo:paragraph-rsid="002305fb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24439d" officeooo:paragraph-rsid="0024439d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257399" officeooo:paragraph-rsid="00257399" style:font-weight-asian="normal" style:font-weight-complex="normal"/>
    </style:style>
    <style:style style:name="P30" style:family="paragraph" style:parent-style-name="Standard">
      <style:text-properties fo:font-weight="bold" officeooo:rsid="000bf7c0" officeooo:paragraph-rsid="000bf7c0" style:font-weight-asian="bold" style:font-weight-complex="bold"/>
    </style:style>
    <style:style style:name="P31" style:family="paragraph" style:parent-style-name="Standard">
      <style:text-properties fo:font-weight="bold" officeooo:rsid="0014bde6" officeooo:paragraph-rsid="0014bde6" style:font-weight-asian="bold" style:font-weight-complex="bold"/>
    </style:style>
    <style:style style:name="P32" style:family="paragraph" style:parent-style-name="Standard">
      <style:text-properties fo:font-weight="bold" officeooo:rsid="0014bde6" officeooo:paragraph-rsid="0015ad03" style:font-weight-asian="bold" style:font-weight-complex="bold"/>
    </style:style>
    <style:style style:name="P33" style:family="paragraph" style:parent-style-name="Standard">
      <style:text-properties fo:font-size="14pt" fo:font-weight="bold" officeooo:rsid="000bf7c0" officeooo:paragraph-rsid="000bf7c0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fo:font-size="14pt" fo:font-weight="bold" officeooo:rsid="0014bde6" officeooo:paragraph-rsid="0015ad03" style:font-size-asian="14pt" style:font-weight-asian="bold" style:font-size-complex="14pt" style:font-weight-complex="bold"/>
    </style:style>
    <style:style style:name="T1" style:family="text">
      <style:text-properties officeooo:rsid="000251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5100" style:font-weight-asian="bold" style:font-weight-complex="bold"/>
    </style:style>
    <style:style style:name="T4" style:family="text">
      <style:text-properties officeooo:rsid="0004511c"/>
    </style:style>
    <style:style style:name="T5" style:family="text">
      <style:text-properties officeooo:rsid="000ad04e"/>
    </style:style>
    <style:style style:name="T6" style:family="text">
      <style:text-properties officeooo:rsid="0010d6f4"/>
    </style:style>
    <style:style style:name="T7" style:family="text">
      <style:text-properties officeooo:rsid="00199031"/>
    </style:style>
    <style:style style:name="T8" style:family="text">
      <style:text-properties officeooo:rsid="001c9d2c"/>
    </style:style>
    <style:style style:name="T9" style:family="text">
      <style:text-properties officeooo:rsid="001fde7b"/>
    </style:style>
    <style:style style:name="T10" style:family="text">
      <style:text-properties officeooo:rsid="0025cc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056372478927696304" text:style-name="L1">
        <text:list-item>
          <text:p text:style-name="P2">Look up Marbach et al., 2012b</text:p>
        </text:list-item>
      </text:list>
      <text:p text:style-name="P4"/>
      <text:p text:style-name="P34">TF Occupancy</text:p>
      <text:list xml:id="list165601540658087" text:continue-numbering="true" text:style-name="L1">
        <text:list-item>
          <text:p text:style-name="P3">ChIP-seq was performed with antibodies directed against STAT3, IRF4, BATF, c-Maf, RORg, and p300 with cells cultured in Th0 and Th17 conditions for 48 hr, <text:span text:style-name="T1">when Th17-specifying TFs are simultaneously expressed or active </text:span><text:span text:style-name="T3">(Figure S1B)</text:span></text:p>
        </text:list-item>
        <text:list-item>
          <text:p text:style-name="P5">high-confidence bound regions were observed</text:p>
          <text:list>
            <text:list-item>
              <text:p text:style-name="P5">each TF in Th17</text:p>
            </text:list-item>
            <text:list-item>
              <text:p text:style-name="P6">BATF &amp; IRF4 in Th0</text:p>
            </text:list-item>
          </text:list>
        </text:list-item>
        <text:list-item>
          <text:p text:style-name="P6"><text:span text:style-name="T4">high degree of colocalization in Th17 cells</text:span> for Tfs <text:span text:style-name="T4"><text:s/>binding at key lineage-associated loci (Il17a, Il17f, Il12rb1, Il1r1, Rorc)</text:span></text:p>
        </text:list-item>
        <text:list-item>
          <text:p text:style-name="P7">merged TF binding peaks with summits that clustered in close proximity to each other (within 100 bp) to define putative cis regulatory modules (pCRM; Figure 1B)</text:p>
          <text:list>
            <text:list-item>
              <text:p text:style-name="P8">162,113 significant TF peaks clustered into 83,138 unique pCRMs</text:p>
            </text:list-item>
          </text:list>
        </text:list-item>
        <text:list-item>
          <text:p text:style-name="P9"><text:span text:style-name="T2">pCRM clustering</text:span> revealed</text:p>
          <text:list>
            <text:list-item>
              <text:p text:style-name="P9">co-occupancy by all five TFs in Th17 cells</text:p>
            </text:list-item>
            <text:list-item>
              <text:p text:style-name="P9">by IRF4 and BATF in Th0 cells</text:p>
            </text:list-item>
            <text:list-item>
              <text:p text:style-name="P10">not a result of TF binding enrichment expected near the TSSs (<text:span text:style-name="T5">&lt;</text:span>5kb)</text:p>
              <text:list>
                <text:list-item>
                  <text:p text:style-name="P11">~70% of the five-TF pCRMs localized to distal sites </text:p>
                </text:list-item>
              </text:list>
            </text:list-item>
            <text:list-item>
              <text:p text:style-name="P12">BATF and IRF4 showed a striking binding overlap regardless of occupancy by other Th17 TFs </text:p>
            </text:list-item>
          </text:list>
        </text:list-item>
        <text:list-item>
          <text:p text:style-name="P13">tested functional cooperativity of BATF and IRF4 binding in a cellular context</text:p>
          <text:list>
            <text:list-item>
              <text:p text:style-name="P13"><text:span text:style-name="T2"><text:s/>(KO?) ChIP-seq</text:span> for each TF in Th0- and Th17-polarized cells genetically deficient for the other TF. IRF4 and BATF occupancy was markedly reduced in Batf and Irf4 mutant cells, respectively</text:p>
            </text:list-item>
            <text:list-item>
              <text:p text:style-name="P15"><text:s/>The dependence between IRF4 and BATF was stronger at distal pCRMs, suggesting that additional factors binding near promoters compensate for the loss of either TF</text:p>
            </text:list-item>
          </text:list>
        </text:list-item>
        <text:list-item>
          <text:p text:style-name="P15">→ <text:span text:style-name="T2">HYPOTHESIS: suggests that IRF4 and BATF function as pioneer factors in nucleating binding of Th17 TFs upon cytokine-stimulated differentiation</text:span></text:p>
        </text:list-item>
        <text:list-item>
          <text:p text:style-name="P20">(...)</text:p>
        </text:list-item>
      </text:list>
      <text:p text:style-name="P14"/>
      <text:p text:style-name="P34">Network</text:p>
      <text:list xml:id="list835892452680693166" text:style-name="L4">
        <text:list-item>
          <text:p text:style-name="P21">TF ChIP-seq (direct targets) + RNA-seq of TF wt-vs.-ko Th17 cells (functional targets)</text:p>
        </text:list-item>
        <text:list-item>
          <text:p text:style-name="P19">ChIP p-values for peaks within 10kb <text:span text:style-name="T7">of gene body </text:span>were consolidated into genewide p-values</text:p>
        </text:list-item>
        <text:list-item>
          <text:p text:style-name="P22">KO-RNA-seq p-values were calculated based on target gene differential expression (DESeq)</text:p>
        </text:list-item>
        <text:list-item>
          <text:p text:style-name="P23">For each data set, p-values were mapped to rank-based scores between 0 and 1 →<text:span text:style-name="T8"> integrated ChIP and KO scores between 0 and 2 (sum) → highest scoring genes likely direct and functional</text:span></text:p>
        </text:list-item>
        <text:list-item>
          <text:p text:style-name="P24">High confidence TF-target interactions: <text:span text:style-name="T2">score &gt; 1.5 and FDR &lt; 10% </text:span>→<text:span text:style-name="T9"> visualized as causal network</text:span></text:p>
        </text:list-item>
        <text:list-item>
          <text:p text:style-name="P25">Captures known relationships including</text:p>
          <text:list>
            <text:list-item>
              <text:p text:style-name="P25">RORc activation by STAT3, IRF4 and BATF</text:p>
            </text:list-item>
            <text:list-item>
              <text:p text:style-name="P26">feed-forward loops which reinforce RORc expression in response to TCR &amp; cytokine signals</text:p>
            </text:list-item>
            <text:list-item>
              <text:p text:style-name="P27">high interconnectivity among Tfs</text:p>
            </text:list-item>
            <text:list-item>
              <text:p text:style-name="P28">positive feedback loops reinforcing expression of initiator TFs BATF, IRF4, and STAT3</text:p>
            </text:list-item>
            <text:list-item>
              <text:p text:style-name="P28">negative feedback loop (c-Maf to BATF) that limits response</text:p>
            </text:list-item>
            <text:list-item>
              <text:p text:style-name="P29"><text:soft-page-break/>RORyt does not participate in stabilizing positive feedback relationships <text:span text:style-name="T10">(expression sensitive to changing environmental signals)</text:span></text:p>
            </text:list-item>
          </text:list>
        </text:list-item>
      </text:list>
      <text:p text:style-name="P32"/>
      <text:p text:style-name="P1"/>
      <text:p text:style-name="P1"/>
      <text:p text:style-name="P33">General Paper Steps</text:p>
      <text:p text:style-name="P30"/>
      <text:p text:style-name="P31">TF Occupancy</text:p>
      <text:list xml:id="list5576524856268663025" text:style-name="L2">
        <text:list-item>
          <text:p text:style-name="P16">pCRM analysis (occupancy of Tfs) →<text:span text:style-name="T6"> Figures 1x</text:span></text:p>
        </text:list-item>
        <text:list-item>
          <text:p text:style-name="P17">KO ChIP-seq for IRF4 an BATF functional cooperativity →<text:span text:style-name="T6"> Figures 2x</text:span></text:p>
        </text:list-item>
      </text:list>
      <text:p text:style-name="P31">Network</text:p>
      <text:list xml:id="list416397367901661012" text:style-name="L3"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14:11.648609722</meta:creation-date>
    <dc:date>2017-02-24T16:56:00.423047707</dc:date>
    <meta:editing-duration>PT1H26M22S</meta:editing-duration>
    <meta:editing-cycles>38</meta:editing-cycles>
    <meta:generator>LibreOffice/4.1.6.2$Linux_X86_64 LibreOffice_project/410m0$Build-2</meta:generator>
    <meta:document-statistic meta:table-count="0" meta:image-count="0" meta:object-count="0" meta:page-count="2" meta:paragraph-count="39" meta:word-count="464" meta:character-count="2787" meta:non-whitespace-character-count="2390"/>
  </office:meta>
</office:document-meta>
</file>